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f3b" officeooo:paragraph-rsid="00075f3b"/>
    </style:style>
    <style:style style:name="P2" style:family="paragraph" style:parent-style-name="Standard">
      <style:text-properties fo:font-size="22pt" officeooo:rsid="00075f3b" officeooo:paragraph-rsid="00075f3b" style:font-size-asian="22pt" style:font-size-complex="22pt"/>
    </style:style>
    <style:style style:name="P3" style:family="paragraph" style:parent-style-name="Standard">
      <style:text-properties fo:font-size="15pt" officeooo:rsid="00075f3b" officeooo:paragraph-rsid="00075f3b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ênesis</text:p>
      <text:p text:style-name="P1">Voz da Verdade</text:p>
      <text:p text:style-name="P1"/>
      <text:p text:style-name="P1"/>
      <text:p text:style-name="P3">Foi Deus quem fez o sol para nos aquecer</text:p>
      <text:p text:style-name="P3">foi Deus quem fez a lua para o anoitecer</text:p>
      <text:p text:style-name="P3">E disse haja luz e a luz assim se fez</text:p>
      <text:p text:style-name="P3">Deu ordem as estrelas pra embelezar o céu</text:p>
      <text:p text:style-name="P3"/>
      <text:p text:style-name="P3">Criou o firmamento e o chamou de céu</text:p>
      <text:p text:style-name="P3">Foi separando as águas e assim criou o mar</text:p>
      <text:p text:style-name="P3">Viu Deus que era bom e assim surgiu a terra</text:p>
      <text:p text:style-name="P3">E Deus se alegrou por ele ser tão bela</text:p>
      <text:p text:style-name="P3">Por tudo que Ele fez "aleluia" louvemos ao Senhor</text:p>
      <text:p text:style-name="P3">Por tudo que Ele fez "aleluia" glória ao Criador</text:p>
      <text:p text:style-name="P3"/>
      <text:p text:style-name="P3">Chegando ao sexto dia criou o homem</text:p>
      <text:p text:style-name="P3">A grande maravilha da criação</text:p>
      <text:p text:style-name="P3">Sua própria imagem apareceu</text:p>
      <text:p text:style-name="P3">A semelhança do filho de Deus</text:p>
      <text:p text:style-name="P3"/>
      <text:p text:style-name="P3">Criou o firmamento e o chamou de céu</text:p>
      <text:p text:style-name="P3">Foi separando as águas e assim criou o mar</text:p>
      <text:p text:style-name="P3">Viu Deus que era bom e assim surgiu a terra</text:p>
      <text:p text:style-name="P3">E Deus se alegrou por ele ser tão bela</text:p>
      <text:p text:style-name="P3">Por tudo que Ele fez "aleluia" louvemos ao Senhor</text:p>
      <text:p text:style-name="P1">Por tudo que Ele fez "aleluia" glória ao Criad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2:50:30.108037108</meta:creation-date>
    <dc:date>2016-05-13T22:52:00.807839150</dc:date>
    <meta:editing-duration>PT1M30S</meta:editing-duration>
    <meta:editing-cycles>1</meta:editing-cycles>
    <meta:document-statistic meta:table-count="0" meta:image-count="0" meta:object-count="0" meta:page-count="1" meta:paragraph-count="22" meta:word-count="170" meta:character-count="811" meta:non-whitespace-character-count="663"/>
    <meta:generator>LibreOffice/5.1.2.2$Linux_X86_64 LibreOffice_project/10m0$Build-2</meta:generator>
  </office:meta>
</office:document-meta>
</file>